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417in" table:align="left"/>
    </style:style>
    <style:style style:name="Table1.A" style:family="table-column">
      <style:table-column-properties style:column-width="0.6944in"/>
    </style:style>
    <style:style style:name="Table1.B" style:family="table-column">
      <style:table-column-properties style:column-width="2.0813in"/>
    </style:style>
    <style:style style:name="Table1.C" style:family="table-column">
      <style:table-column-properties style:column-width="2.06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. Patrons de conception utilisés — Projet Arbre32</text:h>
      <text:h text:style-name="Heading_20_2" text:outline-level="2">6.1 Objectif de la section</text:h>
      <text:p text:style-name="Text_20_body">Cette section vise à :</text:p>
      <text:list text:style-name="L1">
        <text:list-item>
          <text:p text:style-name="P1">démontrer que la conception d’Arbre32 <text:span text:style-name="Strong_20_Emphasis">n’est pas accidentelle</text:span></text:p>
        </text:list-item>
        <text:list-item>
          <text:p text:style-name="P1">montrer que des <text:span text:style-name="Strong_20_Emphasis">problèmes réels</text:span> ont été résolus par des <text:span text:style-name="Strong_20_Emphasis">patrons adaptés</text:span></text:p>
        </text:list-item>
        <text:list-item>
          <text:p text:style-name="P1">justifier les choix d’architecture et de structure</text:p>
        </text:list-item>
      </text:list>
      <text:p text:style-name="Text_20_body">👉 Elle répond à la question :</text:p>
      <text:p text:style-name="Quotations"><text:span text:style-name="Emphasis">« Pourquoi le système est conçu ainsi et pas autrement ? »</text:span></text:p>
      <text:h text:style-name="Heading_20_2" text:outline-level="2">6.2 Patron 1 — <text:span text:style-name="Strong_20_Emphasis">MVC (Model–View–Controller)</text:span></text:h>
      <text:h text:style-name="Heading_20_3" text:outline-level="3">Problème</text:h>
      <text:p text:style-name="Text_20_body">Comment séparer :</text:p>
      <text:list text:style-name="L2">
        <text:list-item>
          <text:p text:style-name="P2">l’interface utilisateur</text:p>
        </text:list-item>
        <text:list-item>
          <text:p text:style-name="P2">la logique métier</text:p>
        </text:list-item>
        <text:list-item>
          <text:p text:style-name="P2">la gestion des interactions</text:p>
        </text:list-item>
      </text:list>
      <text:p text:style-name="Text_20_body">sans créer un système monolithique difficile à maintenir ?</text:p>
      <text:h text:style-name="Heading_20_3" text:outline-level="3">Solution (MVC)</text:h>
      <text:p text:style-name="Text_20_body">Le patron <text:span text:style-name="Strong_20_Emphasis">MVC</text:span> sépare clairement :</text:p>
      <text:list text:style-name="L3">
        <text:list-item>
          <text:p text:style-name="P3"><text:span text:style-name="Strong_20_Emphasis">Model</text:span> : entités métier (Game, Player, GameState…)</text:p>
        </text:list-item>
        <text:list-item>
          <text:p text:style-name="P3"><text:span text:style-name="Strong_20_Emphasis">View</text:span> : interface utilisateur (frontend)</text:p>
        </text:list-item>
        <text:list-item>
          <text:p text:style-name="P3"><text:span text:style-name="Strong_20_Emphasis">Controller</text:span> : point d’entrée des actions utilisateur (API)</text:p>
        </text:list-item>
      </text:list>
      <text:h text:style-name="Heading_20_3" text:outline-level="3">Application dans Arbre32</text:h>
      <text:list text:style-name="L4">
        <text:list-item>
          <text:p text:style-name="P4"><text:span text:style-name="Strong_20_Emphasis">Model</text:span> : classes du domaine (Game, Player, Card, etc.)</text:p>
        </text:list-item>
        <text:list-item>
          <text:p text:style-name="P4"><text:span text:style-name="Strong_20_Emphasis">Controller</text:span> : AuthController, GameController</text:p>
        </text:list-item>
        <text:list-item>
          <text:p text:style-name="P4"><text:span text:style-name="Strong_20_Emphasis">View</text:span> : application frontend (React)</text:p>
        </text:list-item>
      </text:list>
      <text:h text:style-name="Heading_20_3" text:outline-level="3">Bénéfices</text:h>
      <text:p text:style-name="Text_20_body">✅ Maintenabilité<text:line-break/>✅ Testabilité<text:line-break/>✅ Évolution indépendante des couches</text:p>
      <text:p text:style-name="Text_20_body"><text:soft-page-break/>👉 <text:span text:style-name="Strong_20_Emphasis">Justification entreprise</text:span> :</text:p>
      <text:p text:style-name="Quotations"><text:span text:style-name="Emphasis">On peut refaire l’interface sans toucher à la logique du jeu.</text:span></text:p>
      <text:p text:style-name="Horizontal_20_Line"/>
      <text:h text:style-name="Heading_20_2" text:outline-level="2">6.3 Patron 2 — <text:span text:style-name="Strong_20_Emphasis">Facade</text:span></text:h>
      <text:h text:style-name="Heading_20_3" text:outline-level="3">Problème</text:h>
      <text:p text:style-name="Text_20_body">Comment exposer un système complexe (moteur de jeu, règles, événements) de manière simple ?</text:p>
      <text:h text:style-name="Heading_20_3" text:outline-level="3">Solution (Facade)</text:h>
      <text:p text:style-name="Text_20_body">Le patron <text:span text:style-name="Strong_20_Emphasis">Facade</text:span> fournit une interface unique et simplifiée vers un sous-système complexe.</text:p>
      <text:h text:style-name="Heading_20_3" text:outline-level="3">Application dans Arbre32</text:h>
      <text:list text:style-name="L5">
        <text:list-item>
          <text:p text:style-name="P5"><text:span text:style-name="Strong_20_Emphasis">GameService</text:span> agit comme façade :</text:p>
          <text:list>
            <text:list-item>
              <text:p text:style-name="P5">coordonne GameEngine</text:p>
            </text:list-item>
            <text:list-item>
              <text:p text:style-name="P5">applique RulesEngine</text:p>
            </text:list-item>
            <text:list-item>
              <text:p text:style-name="P5">déclenche EventService</text:p>
            </text:list-item>
            <text:list-item>
              <text:p text:style-name="P5">gère la persistance</text:p>
            </text:list-item>
          </text:list>
        </text:list-item>
      </text:list>
      <text:h text:style-name="Heading_20_3" text:outline-level="3">Bénéfices</text:h>
      <text:p text:style-name="Text_20_body">✅ Réduction du couplage<text:line-break/>✅ Simplicité pour les contrôleurs<text:line-break/>✅ Centralisation des règles métier</text:p>
      <text:p text:style-name="Text_20_body">👉 <text:span text:style-name="Strong_20_Emphasis">À un patron</text:span> :</text:p>
      <text:p text:style-name="Quotations"><text:span text:style-name="Emphasis">Les contrôleurs parlent à un seul point, pas à toute la mécanique interne.</text:span></text:p>
      <text:h text:style-name="Heading_20_2" text:outline-level="2">6.4 Patron 3 — <text:span text:style-name="Strong_20_Emphasis">Strategy</text:span></text:h>
      <text:h text:style-name="Heading_20_3" text:outline-level="3">Problème</text:h>
      <text:p text:style-name="Text_20_body">Les règles du jeu peuvent évoluer :</text:p>
      <text:list text:style-name="L6">
        <text:list-item>
          <text:p text:style-name="P6">nouvelles règles</text:p>
        </text:list-item>
        <text:list-item>
          <text:p text:style-name="P6">variantes</text:p>
        </text:list-item>
        <text:list-item>
          <text:p text:style-name="P6">ajustements de logique</text:p>
        </text:list-item>
      </text:list>
      <text:p text:style-name="Text_20_body">Sans vouloir réécrire tout le moteur.</text:p>
      <text:h text:style-name="Heading_20_3" text:outline-level="3">Solution (Strategy)</text:h>
      <text:p text:style-name="Text_20_body">Encapsuler chaque règle ou algorithme dans une <text:span text:style-name="Strong_20_Emphasis">stratégie interchangeable</text:span>.</text:p>
      <text:h text:style-name="Heading_20_3" text:outline-level="3"><text:soft-page-break/>Application dans Arbre32</text:h>
      <text:list text:style-name="L7">
        <text:list-item>
          <text:p text:style-name="P7"><text:span text:style-name="Strong_20_Emphasis">RulesEngine</text:span> sélectionne et applique différentes stratégies de règles :</text:p>
          <text:list>
            <text:list-item>
              <text:p text:style-name="P7">validation d’une action</text:p>
            </text:list-item>
            <text:list-item>
              <text:p text:style-name="P7">calcul de score</text:p>
            </text:list-item>
            <text:list-item>
              <text:p text:style-name="P7">gestion des effets de cartes</text:p>
            </text:list-item>
          </text:list>
        </text:list-item>
      </text:list>
      <text:h text:style-name="Heading_20_3" text:outline-level="3">Bénéfices</text:h>
      <text:p text:style-name="Text_20_body">✅ Ouverture à l’évolution<text:line-break/>✅ Respect de l’Open/Closed Principle<text:line-break/>✅ Tests unitaires ciblés</text:p>
      <text:p text:style-name="Text_20_body">👉 <text:span text:style-name="Strong_20_Emphasis">Vision long terme</text:span> :</text:p>
      <text:p text:style-name="Quotations"><text:span text:style-name="Emphasis">On peut créer une variante d’Arbre32 sans casser l’existant.</text:span></text:p>
      <text:h text:style-name="Heading_20_2" text:outline-level="2">6.5 Patron 4 — <text:span text:style-name="Strong_20_Emphasis">Observer</text:span></text:h>
      <text:h text:style-name="Heading_20_3" text:outline-level="3">Problème</text:h>
      <text:p text:style-name="Text_20_body">Comment informer plusieurs joueurs d’un changement d’état <text:span text:style-name="Strong_20_Emphasis">sans coupler fortement</text:span> le moteur de jeu aux interfaces ?</text:p>
      <text:h text:style-name="Heading_20_3" text:outline-level="3">Solution (Observer)</text:h>
      <text:p text:style-name="Text_20_body">Le patron <text:span text:style-name="Strong_20_Emphasis">Observer</text:span> permet à des composants de s’abonner à des événements et d’être notifiés automatiquement.</text:p>
      <text:h text:style-name="Heading_20_3" text:outline-level="3">Application dans Arbre32</text:h>
      <text:list text:style-name="L8">
        <text:list-item>
          <text:p text:style-name="P8"><text:span text:style-name="Strong_20_Emphasis">EventService</text:span> joue le rôle de sujet</text:p>
        </text:list-item>
        <text:list-item>
          <text:p text:style-name="P8">Les joueurs connectés sont des observateurs</text:p>
        </text:list-item>
        <text:list-item>
          <text:p text:style-name="P8">Les notifications temps réel (WebSocket) sont déclenchées après validation métier</text:p>
        </text:list-item>
      </text:list>
      <text:h text:style-name="Heading_20_3" text:outline-level="3">Bénéfices</text:h>
      <text:p text:style-name="Text_20_body">✅ Découplage logique / communication<text:line-break/>✅ Temps réel propre<text:line-break/>✅ Extensible (logs, monitoring, replay)</text:p>
      <text:p text:style-name="Text_20_body">👉 <text:span text:style-name="Strong_20_Emphasis">Important DevOps</text:span> :</text:p>
      <text:p text:style-name="Quotations"><text:span text:style-name="Emphasis">Les événements peuvent plus tard être routés vers des outils d’observabilité.</text:span></text:p>
      <text:h text:style-name="Heading_20_2" text:outline-level="2"><text:soft-page-break/>6.6 Patron 5 — <text:span text:style-name="Strong_20_Emphasis">State</text:span></text:h>
      <text:h text:style-name="Heading_20_3" text:outline-level="3">Problème</text:h>
      <text:p text:style-name="Text_20_body">Une partie de jeu évolue par <text:span text:style-name="Strong_20_Emphasis">états</text:span> :</text:p>
      <text:list text:style-name="L9">
        <text:list-item>
          <text:p text:style-name="P9">créée</text:p>
        </text:list-item>
        <text:list-item>
          <text:p text:style-name="P9">en cours</text:p>
        </text:list-item>
        <text:list-item>
          <text:p text:style-name="P9">terminée</text:p>
        </text:list-item>
      </text:list>
      <text:p text:style-name="Text_20_body">avec des règles différentes selon l’état.</text:p>
      <text:h text:style-name="Heading_20_3" text:outline-level="3">Solution (State)</text:h>
      <text:p text:style-name="Text_20_body">Encapsuler le comportement dépendant de l’état dans des objets dédiés.</text:p>
      <text:h text:style-name="Heading_20_3" text:outline-level="3">Application dans Arbre32</text:h>
      <text:list text:style-name="L10">
        <text:list-item>
          <text:p text:style-name="P10"><text:span text:style-name="Strong_20_Emphasis">GameState</text:span> représente l’état courant</text:p>
        </text:list-item>
        <text:list-item>
          <text:p text:style-name="P10">Les actions possibles dépendent de l’état</text:p>
        </text:list-item>
        <text:list-item>
          <text:p text:style-name="P10">Les transitions sont contrôlées</text:p>
        </text:list-item>
      </text:list>
      <text:h text:style-name="Heading_20_3" text:outline-level="3">Bénéfices</text:h>
      <text:p text:style-name="Text_20_body">✅ Cohérence métier<text:line-break/>✅ Réduction des conditions complexes (<text:span text:style-name="Source_20_Text">if/else</text:span>)<text:line-break/>✅ Lisibilité de la logique de jeu</text:p>
      <text:p text:style-name="Text_20_body">👉 <text:span text:style-name="Strong_20_Emphasis">À un non-tech</text:span> :</text:p>
      <text:p text:style-name="Quotations"><text:span text:style-name="Emphasis">On évite les actions interdites automatiquement selon l’étape du jeu.</text:span></text:p>
      <text:h text:style-name="Heading_20_2" text:outline-level="2">6.7 (Optionnel) Patron <text:span text:style-name="Strong_20_Emphasis">Factory</text:span></text:h>
      <text:h text:style-name="Heading_20_3" text:outline-level="3">Problème</text:h>
      <text:p text:style-name="Text_20_body">La création d’objets complexes (Game, Deck, Card) ne doit pas être dispersée.</text:p>
      <text:h text:style-name="Heading_20_3" text:outline-level="3">Solution</text:h>
      <text:p text:style-name="Text_20_body">Centraliser la création via une <text:span text:style-name="Strong_20_Emphasis">Factory</text:span>.</text:p>
      <text:h text:style-name="Heading_20_3" text:outline-level="3">Application possible</text:h>
      <text:list text:style-name="L11">
        <text:list-item>
          <text:p text:style-name="P11">Création initiale du Deck</text:p>
        </text:list-item>
        <text:list-item>
          <text:p text:style-name="P11">Instanciation des éléments de jeu</text:p>
        </text:list-item>
      </text:list>
      <text:h text:style-name="Heading_20_2" text:outline-level="2"><text:soft-page-break/>6.8 Synthèse des patron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tron</text:p>
            </table:table-cell>
            <table:table-cell table:style-name="Table1.A1" office:value-type="string">
              <text:p text:style-name="Table_20_Heading">Problème résolu</text:p>
            </table:table-cell>
            <table:table-cell table:style-name="Table1.A1" office:value-type="string">
              <text:p text:style-name="Table_20_Heading">Classe(s) clé(s)</text:p>
            </table:table-cell>
          </table:table-row>
        </table:table-header-rows>
        <table:table-row>
          <table:table-cell table:style-name="Table1.A1" office:value-type="string">
            <text:p text:style-name="Table_20_Contents">MVC</text:p>
          </table:table-cell>
          <table:table-cell table:style-name="Table1.A1" office:value-type="string">
            <text:p text:style-name="Table_20_Contents">Séparation des responsabilités</text:p>
          </table:table-cell>
          <table:table-cell table:style-name="Table1.A1" office:value-type="string">
            <text:p text:style-name="Table_20_Contents">Controllers / Domain</text:p>
          </table:table-cell>
        </table:table-row>
        <table:table-row>
          <table:table-cell table:style-name="Table1.A1" office:value-type="string">
            <text:p text:style-name="Table_20_Contents">Facade</text:p>
          </table:table-cell>
          <table:table-cell table:style-name="Table1.A1" office:value-type="string">
            <text:p text:style-name="Table_20_Contents">Simplifier l’accès métier</text:p>
          </table:table-cell>
          <table:table-cell table:style-name="Table1.A1" office:value-type="string">
            <text:p text:style-name="Table_20_Contents">GameService</text:p>
          </table:table-cell>
        </table:table-row>
        <table:table-row>
          <table:table-cell table:style-name="Table1.A1" office:value-type="string">
            <text:p text:style-name="Table_20_Contents">Strategy</text:p>
          </table:table-cell>
          <table:table-cell table:style-name="Table1.A1" office:value-type="string">
            <text:p text:style-name="Table_20_Contents">Règles évolutives</text:p>
          </table:table-cell>
          <table:table-cell table:style-name="Table1.A1" office:value-type="string">
            <text:p text:style-name="Table_20_Contents">RulesEngine</text:p>
          </table:table-cell>
        </table:table-row>
        <table:table-row>
          <table:table-cell table:style-name="Table1.A1" office:value-type="string">
            <text:p text:style-name="Table_20_Contents">Observer</text:p>
          </table:table-cell>
          <table:table-cell table:style-name="Table1.A1" office:value-type="string">
            <text:p text:style-name="Table_20_Contents">Temps réel &amp; événements</text:p>
          </table:table-cell>
          <table:table-cell table:style-name="Table1.A1" office:value-type="string">
            <text:p text:style-name="Table_20_Contents">EventService</text:p>
          </table:table-cell>
        </table:table-row>
        <table:table-row>
          <table:table-cell table:style-name="Table1.A1" office:value-type="string">
            <text:p text:style-name="Table_20_Contents">State</text:p>
          </table:table-cell>
          <table:table-cell table:style-name="Table1.A1" office:value-type="string">
            <text:p text:style-name="Table_20_Contents">Gestion des états de partie</text:p>
          </table:table-cell>
          <table:table-cell table:style-name="Table1.A1" office:value-type="string">
            <text:p text:style-name="Table_20_Contents">GameState</text:p>
          </table:table-cell>
        </table:table-row>
        <table:table-row>
          <table:table-cell table:style-name="Table1.A1" office:value-type="string">
            <text:p text:style-name="Table_20_Contents">Factory</text:p>
          </table:table-cell>
          <table:table-cell table:style-name="Table1.A1" office:value-type="string">
            <text:p text:style-name="Table_20_Contents">Création contrôlée</text:p>
          </table:table-cell>
          <table:table-cell table:style-name="Table1.A1" office:value-type="string">
            <text:p text:style-name="Table_20_Contents">(DeckFactory, GameFactory)</text:p>
          </table:table-cell>
        </table:table-row>
      </table:table>
      <text:p text:style-name="Horizontal_20_Line"/>
      <text:h text:style-name="Heading_20_2" text:outline-level="2">6.9 Justification académique finale</text:h>
      <text:list text:style-name="L12">
        <text:list-item>
          <text:p text:style-name="P12">Les patrons sont <text:span text:style-name="Strong_20_Emphasis">adaptés au problème</text:span></text:p>
        </text:list-item>
        <text:list-item>
          <text:p text:style-name="P12">Ils émergent <text:span text:style-name="Strong_20_Emphasis">naturellement de l’analyse</text:span></text:p>
        </text:list-item>
        <text:list-item>
          <text:p text:style-name="P12">Ils sont <text:span text:style-name="Strong_20_Emphasis">cohérents entre eux</text:span></text:p>
        </text:list-item>
        <text:list-item>
          <text:p text:style-name="P12">Ils préparent :</text:p>
          <text:list>
            <text:list-item>
              <text:p text:style-name="P12">l’évolution</text:p>
            </text:list-item>
            <text:list-item>
              <text:p text:style-name="P12">la scalabilité</text:p>
            </text:list-item>
            <text:list-item>
              <text:p text:style-name="P12">l’industrialisation (DevOps)</text:p>
            </text:list-item>
          </text:list>
        </text:list-item>
      </text:list>
      <text:p text:style-name="Text_20_body">👉 <text:span text:style-name="Strong_20_Emphasis">Ce n’est pas une collection artificielle de patrons</text:span>,<text:line-break/>mais une <text:span text:style-name="Strong_20_Emphasis">architecture raisonnée</text:span>.</text:p>
      <text:h text:style-name="Heading_20_2" text:outline-level="2">🏁 Fin du dossier Analyse &amp; Conception</text:h>
      <text:p text:style-name="Text_20_body">À ce stade, tu as :</text:p>
      <text:list text:style-name="L13">
        <text:list-item>
          <text:p text:style-name="P13">✔️ Analyse des besoins</text:p>
        </text:list-item>
        <text:list-item>
          <text:p text:style-name="P13">✔️ Modèle de domaine</text:p>
        </text:list-item>
        <text:list-item>
          <text:p text:style-name="P13">✔️ Cas d’utilisation</text:p>
        </text:list-item>
        <text:list-item>
          <text:p text:style-name="P13">✔️ Diagrammes de séquence</text:p>
        </text:list-item>
        <text:list-item>
          <text:p text:style-name="P13">✔️ Diagramme de classes</text:p>
        </text:list-item>
        <text:list-item>
          <text:p text:style-name="P13">✔️ Patrons de conception justifiés</text:p>
        </text:list-item>
      </text:list>
      <text:p text:style-name="Text_20_body">🎯 <text:span text:style-name="Strong_20_Emphasis">Le socle est solide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58:58.056281044</meta:creation-date>
    <dc:date>2025-12-24T13:26:09.746186182</dc:date>
    <meta:editing-duration>PT27M13S</meta:editing-duration>
    <meta:editing-cycles>2</meta:editing-cycles>
    <meta:generator>LibreOffice/25.2.6.2$Linux_X86_64 LibreOffice_project/520$Build-2</meta:generator>
    <meta:document-statistic meta:table-count="1" meta:image-count="0" meta:object-count="0" meta:page-count="5" meta:paragraph-count="139" meta:word-count="724" meta:character-count="4520" meta:non-whitespace-character-count="3979"/>
  </office:meta>
</office:document-meta>
</file>